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9mm" svg:height="89.99mm" svg:x="595.18mm" svg:y="79.89mm">
            <loext:p draw:notify-on-update-of-ranges="Arkusz1.T38:Arkusz1.W38 Arkusz1.V54:Arkusz1.V54 Arkusz1.AD41:Arkusz1.AG41 Arkusz1.V55:Arkusz1.V55 Arkusz1.Z41:Arkusz1.AC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71.93mm" svg:y="77.76mm">
            <loext:p draw:notify-on-update-of-ranges="Arkusz1.T38:Arkusz1.W38 Arkusz1.V55:Arkusz1.V55 Arkusz1.P41:Arkusz1.S41 Arkusz1.V54:Arkusz1.V54 Arkusz1.T41:Arkusz1.W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36.03mm" svg:y="129.56mm">
            <loext:p draw:notify-on-update-of-ranges="Arkusz1.AE56:Arkusz1.AE56 Arkusz1.P56:Arkusz1.S56 Arkusz1.Y58:Arkusz1.Y58 Arkusz1.Z58:Arkusz1.AC5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5mm" svg:x="434.76mm" svg:y="19.65mm">
            <loext:p draw:notify-on-update-of-ranges="Arkusz1.X33:Arkusz1.X33 Arkusz1.P56:Arkusz1.S56 Arkusz1.N58:Arkusz1.N58 Arkusz1.P58:Arkusz1.S5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 table:number-rows-repeated="36">
          <table:table-cell table:number-columns-repeated="33"/>
        </table:table-row>
        <table:table-row table:style-name="ro1">
          <table:table-cell table:number-columns-repeated="13"/>
          <table:table-cell office:value-type="string" calcext:value-type="string">
            <text:p>Wsp. zap</text:p>
          </table:table-cell>
          <table:table-cell/>
          <table:table-cell office:value-type="float" office:value="0.0003" calcext:value-type="float">
            <text:p>0,0003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333" calcext:value-type="float">
            <text:p>0,033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Wsp. nauki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10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13"/>
          <table:table-cell office:value-type="string" calcext:value-type="string">
            <text:p>% Poprawności</text:p>
          </table:table-cell>
          <table:table-cell/>
          <table:table-cell table:formula="of:=AVERAGE([.P42:.P51])" office:value-type="float" office:value="47.5" calcext:value-type="float">
            <text:p>47,5</text:p>
          </table:table-cell>
          <table:table-cell table:formula="of:=AVERAGE([.Q42:.Q51])" office:value-type="float" office:value="60" calcext:value-type="float">
            <text:p>60</text:p>
          </table:table-cell>
          <table:table-cell table:formula="of:=AVERAGE([.R42:.R51])" office:value-type="float" office:value="52.5" calcext:value-type="float">
            <text:p>52,5</text:p>
          </table:table-cell>
          <table:table-cell table:formula="of:=AVERAGE([.S42:.S51])" office:value-type="float" office:value="50" calcext:value-type="float">
            <text:p>50</text:p>
          </table:table-cell>
          <table:table-cell table:formula="of:=AVERAGE([.T42:.T51])" office:value-type="float" office:value="57.5" calcext:value-type="float">
            <text:p>57,5</text:p>
          </table:table-cell>
          <table:table-cell table:formula="of:=AVERAGE([.U42:.U51])" office:value-type="float" office:value="67.5" calcext:value-type="float">
            <text:p>67,5</text:p>
          </table:table-cell>
          <table:table-cell table:formula="of:=AVERAGE([.V42:.V51])" office:value-type="float" office:value="55" calcext:value-type="float">
            <text:p>55</text:p>
          </table:table-cell>
          <table:table-cell table:formula="of:=AVERAGE([.W42:.W51])" office:value-type="float" office:value="52.5" calcext:value-type="float">
            <text:p>52,5</text:p>
          </table:table-cell>
          <table:table-cell/>
          <table:table-cell office:value-type="string" calcext:value-type="string">
            <text:p>Liczba epok</text:p>
          </table:table-cell>
          <table:table-cell table:formula="of:=AVERAGE([.Z42:.Z51])" office:value-type="float" office:value="491.7" calcext:value-type="float">
            <text:p>491,7</text:p>
          </table:table-cell>
          <table:table-cell table:formula="of:=AVERAGE([.AA42:.AA51])" office:value-type="float" office:value="40.2" calcext:value-type="float">
            <text:p>40,2</text:p>
          </table:table-cell>
          <table:table-cell table:formula="of:=AVERAGE([.AB42:.AB51])" office:value-type="float" office:value="2.6" calcext:value-type="float">
            <text:p>2,6</text:p>
          </table:table-cell>
          <table:table-cell table:formula="of:=AVERAGE([.AC42:.AC51])" office:value-type="float" office:value="5.1" calcext:value-type="float">
            <text:p>5,1</text:p>
          </table:table-cell>
          <table:table-cell table:formula="of:=AVERAGE([.AD42:.AD51])" office:value-type="float" office:value="997.4" calcext:value-type="float">
            <text:p>997,4</text:p>
          </table:table-cell>
          <table:table-cell table:formula="of:=AVERAGE([.AE42:.AE51])" office:value-type="float" office:value="53.6" calcext:value-type="float">
            <text:p>53,6</text:p>
          </table:table-cell>
          <table:table-cell table:formula="of:=AVERAGE([.AF42:.AF51])" office:value-type="float" office:value="8.5" calcext:value-type="float">
            <text:p>8,5</text:p>
          </table:table-cell>
          <table:table-cell table:formula="of:=AVERAGE([.AG42:.AG51])" office:value-type="float" office:value="2.3" calcext:value-type="float">
            <text:p>2,3</text:p>
          </table:table-cell>
        </table:table-row>
        <table:table-row table:style-name="ro1">
          <table:table-cell table:number-columns-repeated="15"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2" calcext:value-type="float">
            <text:p>14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80" calcext:value-type="float">
            <text:p>138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02" calcext:value-type="float">
            <text:p>140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office:value-type="float" office:value="1388" calcext:value-type="float">
            <text:p>13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81" calcext:value-type="float">
            <text:p>128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number-columns-repeated="4"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office:value-type="float" office:value="1287" calcext:value-type="float">
            <text:p>1287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20" calcext:value-type="float">
            <text:p>14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table:number-columns-repeated="6"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72" calcext:value-type="float">
            <text:p>137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76" calcext:value-type="float">
            <text:p>137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  <table:table-cell table:number-columns-repeated="5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98" calcext:value-type="float">
            <text:p>139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1"/>
          <table:table-cell office:value-type="string" calcext:value-type="string">
            <text:p>Wsp. zapominania – 1/5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Wsp. zapominania – 1/3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 calcext:value-type="string">
            <text:p>Wsp. nauki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3"/>
          <table:table-cell office:value-type="string" calcext:value-type="string">
            <text:p>% Poprawności</text:p>
          </table:table-cell>
          <table:table-cell/>
          <table:table-cell table:formula="of:=AVERAGE([.P59:.P68])" office:value-type="float" office:value="45" calcext:value-type="float">
            <text:p>45</text:p>
          </table:table-cell>
          <table:table-cell table:formula="of:=AVERAGE([.Q59:.Q68])" office:value-type="float" office:value="57.5" calcext:value-type="float">
            <text:p>57,5</text:p>
          </table:table-cell>
          <table:table-cell table:formula="of:=AVERAGE([.R59:.R68])" office:value-type="float" office:value="37.5" calcext:value-type="float">
            <text:p>37,5</text:p>
          </table:table-cell>
          <table:table-cell table:formula="of:=AVERAGE([.S59:.S68])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Liczba epok</text:p>
          </table:table-cell>
          <table:table-cell table:formula="of:=AVERAGE([.Z59:.Z68])" office:value-type="float" office:value="472" calcext:value-type="float">
            <text:p>472</text:p>
          </table:table-cell>
          <table:table-cell table:formula="of:=AVERAGE([.AA59:.AA68])" office:value-type="float" office:value="37.1" calcext:value-type="float">
            <text:p>37,1</text:p>
          </table:table-cell>
          <table:table-cell table:formula="of:=AVERAGE([.AB59:.AB68])" office:value-type="float" office:value="7.4" calcext:value-type="float">
            <text:p>7,4</text:p>
          </table:table-cell>
          <table:table-cell table:formula="of:=AVERAGE([.AC59:.AC68])" office:value-type="float" office:value="6.5" calcext:value-type="float">
            <text:p>6,5</text:p>
          </table:table-cell>
          <table:table-cell table:number-columns-repeated="4"/>
        </table:table-row>
        <table:table-row table:style-name="ro1">
          <table:table-cell table:number-columns-repeated="15"/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15"/>
          <table:table-cell table:number-columns-repeated="4" office:value-type="float" office:value="50" calcext:value-type="float">
            <text:p>50</text:p>
          </table:table-cell>
          <table:table-cell table:number-columns-repeated="6"/>
          <table:table-cell office:value-type="float" office:value="1399" calcext:value-type="float">
            <text:p>139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404" calcext:value-type="float">
            <text:p>140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"/>
          <table:table-cell office:value-type="float" office:value="1277" calcext:value-type="float">
            <text:p>127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.00.0000</text:date>, <text:time style:data-style-name="N2" text:time-value="23:16:46.84219510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20:25:38.068702389</meta:creation-date>
    <dc:date>2018-01-05T00:32:11.096956461</dc:date>
    <meta:editing-duration>PT36M15S</meta:editing-duration>
    <meta:editing-cycles>5</meta:editing-cycles>
    <meta:generator>LibreOffice/5.1.6.2$Linux_X86_64 LibreOffice_project/10m0$Build-2</meta:generator>
    <meta:document-statistic meta:table-count="1" meta:cell-count="29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-0.775cm" svg:y="0.29cm" chart:style-name="ch2">
          <text:p>Średnia ilość epok potrzebna do nauczenia w zależności od wsp. uczenia i zapominania</text:p>
        </chart:title>
        <chart:legend chart:legend-position="end" svg:x="10.952cm" svg:y="3.952cm" style:legend-expansion="high" chart:style-name="ch3"/>
        <chart:plot-area chart:style-name="ch4" table:cell-range-address="Arkusz1.T38:Arkusz1.W38 Arkusz1.V54:Arkusz1.V55 Arkusz1.Z41:Arkusz1.AG41" chart:data-source-has-labels="both" svg:x="1.331cm" svg:y="1.275cm" svg:width="9.301cm" svg:height="6.564cm">
          <chartooo:coordinate-region svg:x="2.138cm" svg:y="1.474cm" svg:width="8.069cm" svg:height="5.718cm"/>
          <chart:axis chart:dimension="x" chart:name="primary-x" chart:style-name="ch5" chartooo:axis-type="auto">
            <chartooo:date-scale/>
            <chart:title svg:x="4.958cm" svg:y="8.019cm" chart:style-name="ch6">
              <text:p>Wsp. uczenia</text:p>
            </chart:title>
            <chart:categories table:cell-range-address="Arkusz1.T38:Arkusz1.W38"/>
          </chart:axis>
          <chart:axis chart:dimension="y" chart:name="primary-y" chart:style-name="ch5">
            <chart:title svg:x="0.451cm" svg:y="5.342cm" chart:style-name="ch7">
              <text:p>Ilość epok</text:p>
            </chart:title>
            <chart:grid chart:style-name="ch8" chart:class="major"/>
          </chart:axis>
          <chart:series chart:style-name="ch9" chart:values-cell-range-address="Arkusz1.AD41:Arkusz1.AG41" chart:label-cell-address="Arkusz1.V54:Arkusz1.V54" chart:class="chart:line">
            <chart:data-point chart:repeated="4"/>
          </chart:series>
          <chart:series chart:style-name="ch10" chart:values-cell-range-address="Arkusz1.Z41:Arkusz1.AC41" chart:label-cell-address="Arkusz1.V55:Arkusz1.V55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Arkusz1.T38:Arkusz1.W3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sp. zapominania – 1/5</text:p>
                <draw:g>
                  <svg:desc>Arkusz1.V54:Arkusz1.V54</svg:desc>
                </draw:g>
              </table:table-cell>
              <table:table-cell office:value-type="float" office:value="997.4">
                <text:p>997.4</text:p>
                <draw:g>
                  <svg:desc>Arkusz1.AD41:Arkusz1.AG41</svg:desc>
                </draw:g>
              </table:table-cell>
              <table:table-cell office:value-type="float" office:value="53.6">
                <text:p>53.6</text:p>
              </table:table-cell>
              <table:table-cell office:value-type="float" office:value="8.5">
                <text:p>8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Wsp. zapominania – 1/3</text:p>
                <draw:g>
                  <svg:desc>Arkusz1.V55:Arkusz1.V55</svg:desc>
                </draw:g>
              </table:table-cell>
              <table:table-cell office:value-type="float" office:value="491.7">
                <text:p>491.7</text:p>
                <draw:g>
                  <svg:desc>Arkusz1.Z41:Arkusz1.AC41</svg:desc>
                </draw:g>
              </table:table-cell>
              <table:table-cell office:value-type="float" office:value="40.2">
                <text:p>40.2</text:p>
              </table:table-cell>
              <table:table-cell office:value-type="float" office:value="2.6">
                <text:p>2.6</text:p>
              </table:table-cell>
              <table:table-cell office:value-type="float" office:value="5.1">
                <text:p>5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138cm" svg:y="0.316cm" chart:style-name="ch2">
          <text:p>Średni % poprawności testowania w zależności od wsp. uczenia i zapominania</text:p>
        </chart:title>
        <chart:legend chart:legend-position="end" svg:x="10.952cm" svg:y="3.952cm" style:legend-expansion="high" chart:style-name="ch3"/>
        <chart:plot-area chart:style-name="ch4" table:cell-range-address="Arkusz1.T38:Arkusz1.W38 Arkusz1.V54:Arkusz1.V55 Arkusz1.P41:Arkusz1.W41" chart:data-source-has-labels="both" svg:x="1.331cm" svg:y="1.275cm" svg:width="9.301cm" svg:height="7.545cm">
          <chartooo:coordinate-region svg:x="1.952cm" svg:y="1.474cm" svg:width="8.44cm" svg:height="6.699cm"/>
          <chart:axis chart:dimension="x" chart:name="primary-x" chart:style-name="ch5" chartooo:axis-type="auto">
            <chartooo:date-scale/>
            <chart:categories table:cell-range-address="Arkusz1.T38:Arkusz1.W38"/>
          </chart:axis>
          <chart:axis chart:dimension="y" chart:name="primary-y" chart:style-name="ch5">
            <chart:title svg:x="0.451cm" svg:y="6.731cm" chart:style-name="ch6">
              <text:p>Średni % poprawności</text:p>
            </chart:title>
            <chart:grid chart:style-name="ch7" chart:class="major"/>
          </chart:axis>
          <chart:series chart:style-name="ch8" chart:values-cell-range-address="Arkusz1.P41:Arkusz1.S41" chart:label-cell-address="Arkusz1.V55:Arkusz1.V55" chart:class="chart:line">
            <chart:data-point chart:repeated="4"/>
          </chart:series>
          <chart:series chart:style-name="ch9" chart:values-cell-range-address="Arkusz1.T41:Arkusz1.W41" chart:label-cell-address="Arkusz1.V54:Arkusz1.V5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Arkusz1.T38:Arkusz1.W38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Wsp. zapominania – 1/3</text:p>
                <draw:g>
                  <svg:desc>Arkusz1.V55:Arkusz1.V55</svg:desc>
                </draw:g>
              </table:table-cell>
              <table:table-cell office:value-type="float" office:value="47.5">
                <text:p>47.5</text:p>
                <draw:g>
                  <svg:desc>Arkusz1.P41:Arkusz1.S4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2.5">
                <text:p>52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Wsp. zapominania – 1/5</text:p>
                <draw:g>
                  <svg:desc>Arkusz1.V54:Arkusz1.V54</svg:desc>
                </draw:g>
              </table:table-cell>
              <table:table-cell office:value-type="float" office:value="57.5">
                <text:p>57.5</text:p>
                <draw:g>
                  <svg:desc>Arkusz1.T41:Arkusz1.W41</svg:desc>
                </draw:g>
              </table:table-cell>
              <table:table-cell office:value-type="float" office:value="67.5">
                <text:p>67.5</text:p>
              </table:table-cell>
              <table:table-cell office:value-type="float" office:value="55">
                <text:p>55</text:p>
              </table:table-cell>
              <table:table-cell office:value-type="float" office:value="52.5">
                <text:p>5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1" chart:style-name="ch1">
        <chart:title svg:x="0.72cm" svg:y="0.316cm" chart:style-name="ch2">
          <text:p>Średnia ilość epok potrzebna do nauczenia w zależności od wsp uczenia</text:p>
        </chart:title>
        <chart:legend chart:legend-position="end" svg:x="12.804cm" svg:y="4.201cm" style:legend-expansion="high" chart:style-name="ch3"/>
        <chart:plot-area chart:style-name="ch4" table:cell-range-address="Arkusz1.AE56:Arkusz1.AE56 Arkusz1.P56:Arkusz1.S56 Arkusz1.Y58:Arkusz1.AC58" chart:data-source-has-labels="both" svg:x="1.331cm" svg:y="1.275cm" svg:width="11.153cm" svg:height="6.564cm">
          <chartooo:coordinate-region svg:x="2.138cm" svg:y="1.474cm" svg:width="10.106cm" svg:height="5.718cm"/>
          <chart:axis chart:dimension="x" chart:name="primary-x" chart:style-name="ch5" chartooo:axis-type="auto">
            <chartooo:date-scale/>
            <chart:title svg:x="5.884cm" svg:y="8.019cm" chart:style-name="ch6">
              <text:p>Wsp. uczenia</text:p>
            </chart:title>
            <chart:categories table:cell-range-address="Arkusz1.P56:Arkusz1.S56"/>
          </chart:axis>
          <chart:axis chart:dimension="y" chart:name="primary-y" chart:style-name="ch5">
            <chart:title svg:x="0.451cm" svg:y="5.487cm" chart:style-name="ch7">
              <text:p>Liczba epok</text:p>
            </chart:title>
            <chart:grid chart:style-name="ch8" chart:class="major"/>
          </chart:axis>
          <chart:series chart:style-name="ch9" chart:values-cell-range-address="Arkusz1.Z58:Arkusz1.AC58" chart:label-cell-address="Arkusz1.Y58:Arkusz1.Y58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Arkusz1.P56:Arkusz1.S5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Liczba epok</text:p>
                <draw:g>
                  <svg:desc>Arkusz1.Y58:Arkusz1.Y58</svg:desc>
                </draw:g>
              </table:table-cell>
              <table:table-cell office:value-type="float" office:value="472">
                <text:p>472</text:p>
                <draw:g>
                  <svg:desc>Arkusz1.Z58:Arkusz1.AC58</svg:desc>
                </draw:g>
              </table:table-cell>
              <table:table-cell office:value-type="float" office:value="37.1">
                <text:p>37.1</text:p>
              </table:table-cell>
              <table:table-cell office:value-type="float" office:value="7.4">
                <text:p>7.4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273cm" svg:y="4.204cm" style:legend-expansion="high" chart:style-name="ch2"/>
        <chart:plot-area chart:style-name="ch3" table:cell-range-address="Arkusz1.X33:Arkusz1.X33 Arkusz1.P56:Arkusz1.S56 Arkusz1.N58:Arkusz1.N58 Arkusz1.P58:Arkusz1.S58" chart:data-source-has-labels="both" svg:x="0.264cm" svg:y="0.151cm" svg:width="11.633cm" svg:height="8.646cm">
          <chartooo:coordinate-region svg:x="0.885cm" svg:y="0.351cm" svg:width="10.772cm" svg:height="7.799cm"/>
          <chart:axis chart:dimension="x" chart:name="primary-x" chart:style-name="ch4" chartooo:axis-type="auto">
            <chartooo:date-scale/>
            <chart:categories table:cell-range-address="Arkusz1.P56:Arkusz1.S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P58:Arkusz1.S58" chart:label-cell-address="Arkusz1.N58:Arkusz1.N58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001">
                <text:p>0.001</text:p>
                <draw:g>
                  <svg:desc>Arkusz1.P56:Arkusz1.S56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</table:table-header-rows>
          <table:table-rows>
            <table:table-row>
              <table:table-cell office:value-type="string">
                <text:p>% Poprawności</text:p>
                <draw:g>
                  <svg:desc>Arkusz1.N58:Arkusz1.N58</svg:desc>
                </draw:g>
              </table:table-cell>
              <table:table-cell office:value-type="float" office:value="45">
                <text:p>45</text:p>
                <draw:g>
                  <svg:desc>Arkusz1.P58:Arkusz1.S58</svg:desc>
                </draw:g>
              </table:table-cell>
              <table:table-cell office:value-type="float" office:value="57.5">
                <text:p>57.5</text:p>
              </table:table-cell>
              <table:table-cell office:value-type="float" office:value="37.5">
                <text:p>37.5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